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family-generic="swiss" style:font-pitch="variable"/>
    <style:font-face style:name="Noto Naskh Arabic" svg:font-family="'Noto Naskh Arabic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" style:font-name-asian="Noto Sans1" style:font-name-complex="Noto Sans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4pt" svg:height="254.72pt" svg:x="25.29pt" svg:y="286.5pt">
            <loext:p draw:notify-on-update-of-ranges="Sheet1.A13:Sheet1.A13 Sheet1.A13:Sheet1.A16 Sheet1.E13:Sheet1.E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H1</text:p>
          </table:table-cell>
          <table:table-cell table:number-columns-repeated="7"/>
          <table:table-cell office:value-type="string" calcext:value-type="string">
            <text:p>H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Num Blocks</text:p>
          </table:table-cell>
          <table:table-cell office:value-type="string" calcext:value-type="string">
            <text:p>Avg Depth</text:p>
          </table:table-cell>
          <table:table-cell office:value-type="string" calcext:value-type="string">
            <text:p>Avg Steps</text:p>
          </table:table-cell>
          <table:table-cell office:value-type="string" calcext:value-type="string">
            <text:p>Avg QL</text:p>
          </table:table-cell>
          <table:table-cell office:value-type="string" calcext:value-type="string">
            <text:p>Avg relErr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Failures</text:p>
          </table:table-cell>
          <table:table-cell/>
          <table:table-cell office:value-type="string" calcext:value-type="string">
            <text:p>Num Stacks</text:p>
          </table:table-cell>
          <table:table-cell table:style-name="ce1" office:value-type="string" calcext:value-type="string">
            <text:p>Num Blocks</text:p>
          </table:table-cell>
          <table:table-cell office:value-type="string" calcext:value-type="string">
            <text:p>Avg Depth</text:p>
          </table:table-cell>
          <table:table-cell office:value-type="string" calcext:value-type="string">
            <text:p>Avg Steps</text:p>
          </table:table-cell>
          <table:table-cell office:value-type="string" calcext:value-type="string">
            <text:p>Avg QL</text:p>
          </table:table-cell>
          <table:table-cell office:value-type="string" calcext:value-type="string">
            <text:p>Avg relErr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Failur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1" calcext:value-type="float">
            <text:p>3.91</text:p>
          </table:table-cell>
          <table:table-cell office:value-type="float" office:value="18.995" calcext:value-type="float">
            <text:p>18.995</text:p>
          </table:table-cell>
          <table:table-cell office:value-type="float" office:value="57.334" calcext:value-type="float">
            <text:p>57.334</text:p>
          </table:table-cell>
          <table:table-cell office:value-type="float" office:value="0.263428380379234" calcext:value-type="float">
            <text:p>0.2634283803792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3.855" calcext:value-type="float">
            <text:p>3.855</text:p>
          </table:table-cell>
          <table:table-cell office:value-type="float" office:value="6.042" calcext:value-type="float">
            <text:p>6.042</text:p>
          </table:table-cell>
          <table:table-cell office:value-type="float" office:value="21.202" calcext:value-type="float">
            <text:p>21.202</text:p>
          </table:table-cell>
          <table:table-cell office:value-type="float" office:value="0.0114238095238095" calcext:value-type="float">
            <text:p>0.0114238095238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91" calcext:value-type="float">
            <text:p>5.91</text:p>
          </table:table-cell>
          <table:table-cell office:value-type="float" office:value="162.833" calcext:value-type="float">
            <text:p>162.833</text:p>
          </table:table-cell>
          <table:table-cell office:value-type="float" office:value="541.627" calcext:value-type="float">
            <text:p>541.627</text:p>
          </table:table-cell>
          <table:table-cell office:value-type="float" office:value="0.346613888888887" calcext:value-type="float">
            <text:p>0.34661388888888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.934" calcext:value-type="float">
            <text:p>5.934</text:p>
          </table:table-cell>
          <table:table-cell office:value-type="float" office:value="22.787" calcext:value-type="float">
            <text:p>22.787</text:p>
          </table:table-cell>
          <table:table-cell office:value-type="float" office:value="84.101" calcext:value-type="float">
            <text:p>84.101</text:p>
          </table:table-cell>
          <table:table-cell office:value-type="float" office:value="0.0216960317460317" calcext:value-type="float">
            <text:p>0.0216960317460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8109243697479" calcext:value-type="float">
            <text:p>7.8109243697479</text:p>
          </table:table-cell>
          <table:table-cell table:style-name="ce1" office:value-type="float" office:value="1636.75210084034" calcext:value-type="float">
            <text:p>1636.75210084034</text:p>
          </table:table-cell>
          <table:table-cell table:style-name="ce1" office:value-type="float" office:value="5903.22268907563" calcext:value-type="float">
            <text:p>5903.22268907563</text:p>
          </table:table-cell>
          <table:table-cell table:style-name="ce1" office:value-type="float" office:value="0.3802423999903" calcext:value-type="float">
            <text:p>0.3802423999903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.143" calcext:value-type="float">
            <text:p>8.143</text:p>
          </table:table-cell>
          <table:table-cell office:value-type="float" office:value="105.792" calcext:value-type="float">
            <text:p>105.792</text:p>
          </table:table-cell>
          <table:table-cell office:value-type="float" office:value="410.92" calcext:value-type="float">
            <text:p>410.92</text:p>
          </table:table-cell>
          <table:table-cell office:value-type="float" office:value="0.0287168664668664" calcext:value-type="float">
            <text:p>0.0287168664668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926" calcext:value-type="float">
            <text:p>6.926</text:p>
          </table:table-cell>
          <table:table-cell office:value-type="float" office:value="47.614" calcext:value-type="float">
            <text:p>47.614</text:p>
          </table:table-cell>
          <table:table-cell office:value-type="float" office:value="346.335" calcext:value-type="float">
            <text:p>346.335</text:p>
          </table:table-cell>
          <table:table-cell office:value-type="float" office:value="0.00884603174603174" calcext:value-type="float">
            <text:p>0.0088460317460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office:value-type="float" office:value="6.405" calcext:value-type="float">
            <text:p>6.405</text:p>
          </table:table-cell>
          <table:table-cell office:value-type="float" office:value="39.675" calcext:value-type="float">
            <text:p>39.675</text:p>
          </table:table-cell>
          <table:table-cell office:value-type="float" office:value="449.017" calcext:value-type="float">
            <text:p>449.017</text:p>
          </table:table-cell>
          <table:table-cell office:value-type="float" office:value="0.00111150793650794" calcext:value-type="float">
            <text:p>0.0011115079365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.199" calcext:value-type="float">
            <text:p>6.199</text:p>
          </table:table-cell>
          <table:table-cell table:style-name="ce1" office:value-type="float" office:value="42.819" calcext:value-type="float">
            <text:p>42.819</text:p>
          </table:table-cell>
          <table:table-cell table:style-name="ce1" office:value-type="float" office:value="651.251" calcext:value-type="float">
            <text:p>651.251</text:p>
          </table:table-cell>
          <table:table-cell table:style-name="ce1" office:value-type="float" office:value="-0.0000476190476190476" calcext:value-type="float">
            <text:p>-4.76190476190476E-0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number-columns-repeated="2" office:value-type="float" office:value="10" calcext:value-type="float">
            <text:p>10</text:p>
          </table:table-cell>
          <table:table-cell office:value-type="float" office:value="12.551724137931" calcext:value-type="float">
            <text:p>12.551724137931</text:p>
          </table:table-cell>
          <table:table-cell office:value-type="float" office:value="132.862068965517" calcext:value-type="float">
            <text:p>132.862068965517</text:p>
          </table:table-cell>
          <table:table-cell office:value-type="float" office:value="7910.10344827586" calcext:value-type="float">
            <text:p>7910.10344827586</text:p>
          </table:table-cell>
          <table:table-cell office:value-type="float" office:value="-0.0347171506654265" calcext:value-type="float">
            <text:p>-0.03471715066542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.96551724137931" calcext:value-type="float">
            <text:p>9.96551724137931</text:p>
          </table:table-cell>
          <table:table-cell office:value-type="float" office:value="158.827586206897" calcext:value-type="float">
            <text:p>158.827586206897</text:p>
          </table:table-cell>
          <table:table-cell office:value-type="float" office:value="11239.2413793103" calcext:value-type="float">
            <text:p>11239.2413793103</text:p>
          </table:table-cell>
          <table:table-cell office:value-type="float" office:value="-0.0227818763208963" calcext:value-type="float">
            <text:p>-0.02278187632089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Num Stacks</text:p>
          </table:table-cell>
          <table:table-cell office:value-type="string" calcext:value-type="string">
            <text:p>Avg Depth</text:p>
          </table:table-cell>
          <table:table-cell office:value-type="string" calcext:value-type="string">
            <text:p>Avg Steps</text:p>
          </table:table-cell>
          <table:table-cell office:value-type="string" calcext:value-type="string">
            <text:p>Avg QL</text:p>
          </table:table-cell>
          <table:table-cell office:value-type="string" calcext:value-type="string">
            <text:p>Avg relErr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143" calcext:value-type="float">
            <text:p>8.143</text:p>
          </table:table-cell>
          <table:table-cell office:value-type="float" office:value="105.792" calcext:value-type="float">
            <text:p>105.792</text:p>
          </table:table-cell>
          <table:table-cell office:value-type="float" office:value="410.92" calcext:value-type="float">
            <text:p>410.92</text:p>
          </table:table-cell>
          <table:table-cell office:value-type="float" office:value="0.0287168664668664" calcext:value-type="float">
            <text:p>0.028716866466867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926" calcext:value-type="float">
            <text:p>6.926</text:p>
          </table:table-cell>
          <table:table-cell office:value-type="float" office:value="47.614" calcext:value-type="float">
            <text:p>47.614</text:p>
          </table:table-cell>
          <table:table-cell office:value-type="float" office:value="346.335" calcext:value-type="float">
            <text:p>346.335</text:p>
          </table:table-cell>
          <table:table-cell office:value-type="float" office:value="0.00884603174603174" calcext:value-type="float">
            <text:p>0.008846031746032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405" calcext:value-type="float">
            <text:p>6.405</text:p>
          </table:table-cell>
          <table:table-cell office:value-type="float" office:value="39.675" calcext:value-type="float">
            <text:p>39.675</text:p>
          </table:table-cell>
          <table:table-cell office:value-type="float" office:value="449.017" calcext:value-type="float">
            <text:p>449.017</text:p>
          </table:table-cell>
          <table:table-cell office:value-type="float" office:value="0.00111150793650794" calcext:value-type="float">
            <text:p>0.001111507936508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199" calcext:value-type="float">
            <text:p>6.199</text:p>
          </table:table-cell>
          <table:table-cell office:value-type="float" office:value="42.819" calcext:value-type="float">
            <text:p>42.819</text:p>
          </table:table-cell>
          <table:table-cell office:value-type="float" office:value="651.251" calcext:value-type="float">
            <text:p>651.251</text:p>
          </table:table-cell>
          <table:table-cell office:value-type="float" office:value="-0.0000476190476190476" calcext:value-type="float">
            <text:p>-4.76190476190476E-0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family-generic="swiss" style:font-pitch="variable"/>
    <style:font-face style:name="Noto Naskh Arabic" svg:font-family="'Noto Naskh Arabic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oto Sans" fo:language="en" fo:country="US" style:font-name-asian="Noto Sans1" style:language-asian="zh" style:country-asian="CN" style:font-name-complex="Noto Naskh Arabic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'" style:font-family-generic="roman" style:font-pitch="variable" fo:font-size="12pt" fo:language="en" fo:country="US" style:letter-kerning="true" style:font-name-asian="Noto Sans1" style:font-size-asian="12pt" style:language-asian="zh" style:country-asian="CN" style:font-name-complex="Noto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6:01:26.646325170</meta:creation-date>
    <dc:date>2017-09-29T18:11:03.051227562</dc:date>
    <meta:editing-duration>PT42M9S</meta:editing-duration>
    <meta:editing-cycles>1</meta:editing-cycles>
    <meta:document-statistic meta:table-count="1" meta:cell-count="127" meta:object-count="1"/>
    <meta:generator>LibreOffice/5.4.1.2.0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false" chart:tick-marks-major-outer="false" chart:tick-marks-minor-inner="true" chart:tick-marks-minor-outer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87cm" xlink:href=".." xlink:type="simple" chart:class="chart:bar" chart:style-name="ch1">
        <chart:title svg:x="0cm" svg:y="0cm" chart:style-name="ch2">
          <text:p/>
        </chart:title>
        <chart:plot-area chart:style-name="ch3" table:cell-range-address="Sheet1.A13:Sheet1.A16 Sheet1.E13:Sheet1.E16" chart:data-source-has-labels="both" svg:x="1.581cm" svg:y="0.179cm" svg:width="14.1cm" svg:height="7.398cm">
          <chartooo:coordinate-region svg:x="3.023cm" svg:y="0.459cm" svg:width="12.658cm" svg:height="6.84cm"/>
          <chart:axis chart:dimension="x" chart:name="primary-x" chart:style-name="ch4" chartooo:axis-type="auto">
            <chartooo:date-scale/>
            <chart:title svg:x="6.756cm" svg:y="7.756cm" chart:style-name="ch5">
              <text:p>Number of Stacks</text:p>
            </chart:title>
            <chart:categories table:cell-range-address="Sheet1.A13:Sheet1.A16"/>
          </chart:axis>
          <chart:axis chart:dimension="y" chart:name="primary-y" chart:style-name="ch6">
            <chart:title svg:x="0.451cm" svg:y="6.19cm" chart:style-name="ch7">
              <text:p>Average Relative Error</text:p>
            </chart:title>
            <chart:grid chart:style-name="ch8" chart:class="major"/>
          </chart:axis>
          <chart:series chart:style-name="ch9" chart:values-cell-range-address="Sheet1.E13:Sheet1.E16" chart:class="chart:bar">
            <chart:data-point chart:style-name="ch10" chart:repeated="2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A13:Sheet1.A16</svg:desc>
                </draw:g>
              </table:table-cell>
              <table:table-cell office:value-type="float" office:value="0.0287168664668664">
                <text:p>0.0287168664668664</text:p>
                <draw:g>
                  <svg:desc>Sheet1.E13:Sheet1.E1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884603174603174">
                <text:p>0.008846031746031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111150793650794">
                <text:p>0.0011115079365079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000476190476190476">
                <text:p>-0.0000476190476190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